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7" style:parent-style-name="Normal" style:family="paragraph">
      <style:paragraph-properties fo:text-indent="0in"/>
    </style:style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Normal" style:family="paragraph">
      <style:paragraph-properties fo:text-indent="0in"/>
      <style:text-properties fo:language="en" fo:country="US"/>
    </style:style>
    <style:style style:name="P33" style:parent-style-name="Normal" style:family="paragraph">
      <style:paragraph-properties fo:text-indent="0in"/>
      <style:text-properties fo:language="en" fo:country="US"/>
    </style:style>
    <style:style style:name="P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" style:parent-style-name="gntyacmbo3b" style:family="text">
      <style:text-properties style:font-name="Lucida Console" style:font-name-asian="Times New Roman" fo:color="#FFFFFF"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" style:parent-style-name="gntyacmbo3b" style:family="text">
      <style:text-properties style:font-name="Lucida Console" style:font-name-asian="Times New Roman" fo:color="#FFFFFF" fo:language="en" fo:country="US"/>
    </style:style>
    <style:style style:name="P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" style:parent-style-name="gntyacmbo3b" style:family="text">
      <style:text-properties style:font-name="Lucida Console" style:font-name-asian="Times New Roman" fo:color="#FFFFFF" fo:language="en" fo:country="US"/>
    </style:style>
    <style:style style:name="P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style:font-name-asian="Times New Roman" fo:color="#FFFFFF"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" style:parent-style-name="gntyacmbo3b" style:family="text">
      <style:text-properties style:font-name="Lucida Console" style:font-name-asian="Times New Roman" fo:color="#FFFFFF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style:font-name-asian="Times New Roman" fo:color="#FFFFFF" fo:background-color="#00FF00"/>
    </style:style>
    <style:style style:name="T47" style:parent-style-name="gntyacmbo3b" style:family="text">
      <style:text-properties style:font-name="Lucida Console" style:font-name-asian="Times New Roman" fo:color="#FFFFFF"/>
    </style:style>
    <style:style style:name="T48" style:parent-style-name="gntyacmbo3b" style:family="text">
      <style:text-properties style:font-name="Lucida Console" style:font-name-asian="Times New Roman" fo:color="#FFFFFF" fo:background-color="#00FF00"/>
    </style:style>
    <style:style style:name="P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" style:parent-style-name="gntyacmbo3b" style:family="text">
      <style:text-properties style:font-name="Lucida Console" style:font-name-asian="Times New Roman" fo:color="#FFFFFF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o3b" style:family="text">
      <style:text-properties style:font-name="Lucida Console" style:font-name-asian="Times New Roman" fo:color="#FFFFFF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style:font-name-asian="Times New Roman" fo:color="#FFFFFF" fo:background-color="#00FF00"/>
    </style:style>
    <style:style style:name="T55" style:parent-style-name="gntyacmbo3b" style:family="text">
      <style:text-properties style:font-name="Lucida Console" style:font-name-asian="Times New Roman" fo:color="#FFFFFF"/>
    </style:style>
    <style:style style:name="T56" style:parent-style-name="gntyacmbo3b" style:family="text">
      <style:text-properties style:font-name="Lucida Console" style:font-name-asian="Times New Roman" fo:color="#FFFFFF" fo:background-color="#00FF00"/>
    </style:style>
    <style:style style:name="P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" style:parent-style-name="gntyacmbo3b" style:family="text">
      <style:text-properties style:font-name="Lucida Console" style:font-name-asian="Times New Roman" fo:color="#FFFFFF" fo:background-color="#00FF00"/>
    </style:style>
    <style:style style:name="T59" style:parent-style-name="gntyacmbo3b" style:family="text">
      <style:text-properties style:font-name="Lucida Console" style:font-name-asian="Times New Roman" fo:color="#FFFFFF"/>
    </style:style>
    <style:style style:name="T60" style:parent-style-name="gntyacmbo3b" style:family="text">
      <style:text-properties style:font-name="Lucida Console" style:font-name-asian="Times New Roman" fo:color="#FFFFFF" fo:background-color="#00FF00"/>
    </style:style>
    <style:style style:name="P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" style:parent-style-name="gntyacmbo3b" style:family="text">
      <style:text-properties style:font-name="Lucida Console" style:font-name-asian="Times New Roman" fo:color="#FFFFFF"/>
    </style:style>
    <style:style style:name="P63" style:parent-style-name="Normal" style:family="paragraph">
      <style:paragraph-properties fo:text-indent="0in"/>
      <style:text-properties fo:language="en" fo:country="US"/>
    </style:style>
    <style:style style:name="P64" style:parent-style-name="ListParagraph" style:list-style-name="LFO2" style:family="paragraph">
      <style:text-properties fo:language="en" fo:country="US"/>
    </style:style>
    <style:style style:name="P65" style:parent-style-name="Normal" style:family="paragraph">
      <style:paragraph-properties fo:text-indent="0in"/>
      <style:text-properties fo:language="en" fo:country="US"/>
    </style:style>
    <style:style style:name="P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" style:parent-style-name="gntyacmbo3b" style:family="text">
      <style:text-properties style:font-name="Lucida Console" style:font-name-asian="Times New Roman" fo:color="#FFFFFF"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" style:parent-style-name="gntyacmbo3b" style:family="text">
      <style:text-properties style:font-name="Lucida Console" style:font-name-asian="Times New Roman" fo:color="#FFFFFF" fo:language="en" fo:country="US"/>
    </style:style>
    <style:style style:name="P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" style:parent-style-name="gntyacmbo3b" style:family="text">
      <style:text-properties style:font-name="Lucida Console" style:font-name-asian="Times New Roman" fo:color="#FFFFFF" fo:language="en" fo:country="US"/>
    </style:style>
    <style:style style:name="P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style:font-name-asian="Times New Roman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" style:parent-style-name="gntyacmbo3b" style:family="text">
      <style:text-properties style:font-name="Lucida Console" style:font-name-asian="Times New Roman" fo:color="#FFFFFF" fo:language="en" fo:country="US"/>
    </style:style>
    <style:style style:name="P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" style:parent-style-name="gntyacmbo3b" style:family="text">
      <style:text-properties style:font-name="Lucida Console" style:font-name-asian="Times New Roman" fo:color="#FFFFFF" fo:background-color="#00FF00"/>
    </style:style>
    <style:style style:name="T79" style:parent-style-name="gntyacmbo3b" style:family="text">
      <style:text-properties style:font-name="Lucida Console" style:font-name-asian="Times New Roman" fo:color="#FFFFFF"/>
    </style:style>
    <style:style style:name="T80" style:parent-style-name="gntyacmbo3b" style:family="text">
      <style:text-properties style:font-name="Lucida Console" style:font-name-asian="Times New Roman" fo:color="#FFFFFF" fo:background-color="#00FF00"/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style:font-name-asian="Times New Roman" fo:color="#FFFFFF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" style:parent-style-name="gntyacmbo3b" style:family="text">
      <style:text-properties style:font-name="Lucida Console" style:font-name-asian="Times New Roman" fo:color="#FFFFFF"/>
    </style:style>
    <style:style style:name="P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" style:parent-style-name="gntyacmbo3b" style:family="text">
      <style:text-properties style:font-name="Lucida Console" style:font-name-asian="Times New Roman" fo:color="#FFFFFF" fo:background-color="#00FF00"/>
    </style:style>
    <style:style style:name="T87" style:parent-style-name="gntyacmbo3b" style:family="text">
      <style:text-properties style:font-name="Lucida Console" style:font-name-asian="Times New Roman" fo:color="#FFFFFF"/>
    </style:style>
    <style:style style:name="T88" style:parent-style-name="gntyacmbo3b" style:family="text">
      <style:text-properties style:font-name="Lucida Console" style:font-name-asian="Times New Roman" fo:color="#FFFFFF" fo:background-color="#00FF00"/>
    </style:style>
    <style:style style:name="P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" style:parent-style-name="gntyacmbo3b" style:family="text">
      <style:text-properties style:font-name="Lucida Console" style:font-name-asian="Times New Roman" fo:color="#FFFFFF" fo:background-color="#00FF00"/>
    </style:style>
    <style:style style:name="T91" style:parent-style-name="gntyacmbo3b" style:family="text">
      <style:text-properties style:font-name="Lucida Console" style:font-name-asian="Times New Roman" fo:color="#FFFFFF"/>
    </style:style>
    <style:style style:name="T92" style:parent-style-name="gntyacmbo3b" style:family="text">
      <style:text-properties style:font-name="Lucida Console" style:font-name-asian="Times New Roman" fo:color="#FFFFFF" fo:background-color="#00FF00"/>
    </style:style>
    <style:style style:name="P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" style:parent-style-name="gntyacmbo3b" style:family="text">
      <style:text-properties style:font-name="Lucida Console" style:font-name-asian="Times New Roman" fo:color="#FFFFFF"/>
    </style:style>
    <style:style style:name="P95" style:parent-style-name="Normal" style:family="paragraph">
      <style:paragraph-properties fo:text-indent="0in"/>
      <style:text-properties fo:language="en" fo:country="US"/>
    </style:style>
    <style:style style:name="P96" style:parent-style-name="ListParagraph" style:list-style-name="LFO2" style:family="paragraph">
      <style:text-properties fo:language="en" fo:country="US"/>
    </style:style>
    <style:style style:name="P97" style:parent-style-name="Normal" style:family="paragraph">
      <style:paragraph-properties fo:text-indent="0in"/>
      <style:text-properties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" style:parent-style-name="gntyacmbo3b" style:family="text">
      <style:text-properties style:font-name="Lucida Console" style:font-name-asian="Times New Roman" fo:color="#FFFFFF" fo:language="en" fo:country="US"/>
    </style:style>
    <style:style style:name="P1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1" style:parent-style-name="gntyacmbo3b" style:family="text">
      <style:text-properties style:font-name="Lucida Console" style:font-name-asian="Times New Roman" fo:color="#FFFFFF" fo:language="en" fo:country="US"/>
    </style:style>
    <style:style style:name="P1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3" style:parent-style-name="gntyacmbo3b" style:family="text">
      <style:text-properties style:font-name="Lucida Console" style:font-name-asian="Times New Roman" fo:color="#FFFFFF" fo:language="en" fo:country="US"/>
    </style:style>
    <style:style style:name="P1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style:font-name-asian="Times New Roman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style:font-name-asian="Times New Roman" fo:color="#FFFFFF" fo:language="en" fo:country="US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style:font-name-asian="Times New Roman" fo:color="#FFFFFF" fo:background-color="#00FF00"/>
    </style:style>
    <style:style style:name="T111" style:parent-style-name="gntyacmbo3b" style:family="text">
      <style:text-properties style:font-name="Lucida Console" style:font-name-asian="Times New Roman" fo:color="#FFFFFF"/>
    </style:style>
    <style:style style:name="T112" style:parent-style-name="gntyacmbo3b" style:family="text">
      <style:text-properties style:font-name="Lucida Console" style:font-name-asian="Times New Roman" fo:color="#FFFFFF" fo:background-color="#00FF00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4" style:parent-style-name="gntyacmbo3b" style:family="text">
      <style:text-properties style:font-name="Lucida Console" style:font-name-asian="Times New Roman" fo:color="#FFFFFF"/>
    </style:style>
    <style:style style:name="P1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6" style:parent-style-name="gntyacmbo3b" style:family="text">
      <style:text-properties style:font-name="Lucida Console" style:font-name-asian="Times New Roman" fo:color="#FFFFFF" fo:background-color="#00FF00"/>
    </style:style>
    <style:style style:name="T117" style:parent-style-name="gntyacmbo3b" style:family="text">
      <style:text-properties style:font-name="Lucida Console" style:font-name-asian="Times New Roman" fo:color="#FFFFFF"/>
    </style:style>
    <style:style style:name="T118" style:parent-style-name="gntyacmbo3b" style:family="text">
      <style:text-properties style:font-name="Lucida Console" style:font-name-asian="Times New Roman" fo:color="#FFFFFF" fo:background-color="#00FF00"/>
    </style:style>
    <style:style style:name="P1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0" style:parent-style-name="gntyacmbo3b" style:family="text">
      <style:text-properties style:font-name="Lucida Console" style:font-name-asian="Times New Roman" fo:color="#FFFFFF" fo:background-color="#00FF00"/>
    </style:style>
    <style:style style:name="T121" style:parent-style-name="gntyacmbo3b" style:family="text">
      <style:text-properties style:font-name="Lucida Console" style:font-name-asian="Times New Roman" fo:color="#FFFFFF"/>
    </style:style>
    <style:style style:name="T122" style:parent-style-name="gntyacmbo3b" style:family="text">
      <style:text-properties style:font-name="Lucida Console" style:font-name-asian="Times New Roman" fo:color="#FFFFFF" fo:background-color="#00FF00"/>
    </style:style>
    <style:style style:name="P1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4" style:parent-style-name="gntyacmbo3b" style:family="text">
      <style:text-properties style:font-name="Lucida Console" style:font-name-asian="Times New Roman" fo:color="#FFFFFF" fo:background-color="#00FF00"/>
    </style:style>
    <style:style style:name="T125" style:parent-style-name="gntyacmbo3b" style:family="text">
      <style:text-properties style:font-name="Lucida Console" style:font-name-asian="Times New Roman" fo:color="#FFFFFF"/>
    </style:style>
    <style:style style:name="T126" style:parent-style-name="gntyacmbo3b" style:family="text">
      <style:text-properties style:font-name="Lucida Console" style:font-name-asian="Times New Roman" fo:color="#FFFFFF" fo:background-color="#00FF00"/>
    </style:style>
    <style:style style:name="P1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8" style:parent-style-name="gntyacmbo3b" style:family="text">
      <style:text-properties style:font-name="Lucida Console" style:font-name-asian="Times New Roman" fo:color="#FFFFFF"/>
    </style:style>
    <style:style style:name="P129" style:parent-style-name="Normal" style:family="paragraph">
      <style:paragraph-properties fo:text-indent="0in"/>
      <style:text-properties fo:language="en" fo:country="US"/>
    </style:style>
    <style:style style:name="P130" style:parent-style-name="ListParagraph" style:list-style-name="LFO2" style:family="paragraph">
      <style:text-properties fo:language="en" fo:country="US"/>
    </style:style>
    <style:style style:name="P131" style:parent-style-name="ListParagraph" style:list-style-name="LFO2" style:family="paragraph">
      <style:text-properties fo:language="en" fo:country="US"/>
    </style:style>
    <style:style style:name="P132" style:parent-style-name="ListParagraph" style:list-style-name="LFO2" style:family="paragraph">
      <style:text-properties fo:language="en" fo:country="US"/>
    </style:style>
    <style:style style:name="P133" style:parent-style-name="Normal" style:family="paragraph">
      <style:paragraph-properties fo:text-indent="0in"/>
    </style:style>
    <style:style style:name="T13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 -0.04951058<text:s/></text:span><text:span text:style-name="T12">0.0000002</text:span></text:p>
      <text:p text:style-name="P13"><text:span text:style-name="T14">3-1</text:span><text:span text:style-name="T15"><text:s/>-0.06956511 -0.110930099 -0.02820012<text:s/></text:span><text:span text:style-name="T16">0.0002071</text:span></text:p>
      <text:p text:style-name="P17">4-1 <text:s/>0.04445552 -0.006461266 <text:s/>0.09537230 0.1081343</text:p>
      <text:p text:style-name="P18">3-2 <text:s/>0.01622118 -0.020762294 <text:s/>0.05320465 0.6563956</text:p>
      <text:p text:style-name="P19"><text:span text:style-name="T20">4-2</text:span><text:span text:style-name="T21"><text:s text:c="2"/>0.13024180 <text:s/>0.082815718 <text:s/>0.17766789<text:s/></text:span><text:span text:style-name="T22">0.0000000</text:span></text:p>
      <text:p text:style-name="P23"><text:span text:style-name="T24">4-3</text:span><text:span text:style-name="T25"><text:s text:c="2"/>0.11402063 <text:s/>0.062597194 <text:s/>0.16544406<text:s/></text:span><text:span text:style-name="T26">0.0000010</text:span></text:p>
      <text:p text:style-name="P27">Significant differences between:</text:p>
      <text:list text:style-name="LFO2" text:continue-numbering="true">
        <text:list-item>
          <text:p text:style-name="P28">C1 and C2</text:p>
        </text:list-item>
        <text:list-item>
          <text:p text:style-name="P29">C1 and C3</text:p>
        </text:list-item>
        <text:list-item>
          <text:p text:style-name="P30">C2 and C4</text:p>
        </text:list-item>
        <text:list-item>
          <text:p text:style-name="P31">C3 and C4</text:p>
        </text:list-item>
      </text:list>
      <text:p text:style-name="P32">C2 and C3 lower means,<text:s/>C1 and C4 higher means</text:p>
      <text:p text:style-name="P33"/>
      <text:p text:style-name="P34"><text:span text:style-name="T35">$nback_miss_1</text:span></text:p>
      <text:p text:style-name="P36"><text:span text:style-name="T37"><text:s text:c="2"/>Tukey multiple comparisons of means</text:span></text:p>
      <text:p text:style-name="P38"><text:span text:style-name="T39"><text:s text:c="4"/>95% family-wise confidence level</text:span></text:p>
      <text:p text:style-name="P40"/>
      <text:p text:style-name="P41"><text:span text:style-name="T42">$`as.factor(cluster)`</text:span></text:p>
      <text:p text:style-name="P43"><text:span text:style-name="T44"><text:s text:c="9"/>diff <text:s text:c="7"/>lwr <text:s text:c="6"/>upr <text:s text:c="4"/>p adj</text:span></text:p>
      <text:p text:style-name="P45"><text:span text:style-name="T46">2-1</text:span><text:span text:style-name="T47"><text:s/>-5.231237 -8.9132304 -1.549244<text:s/></text:span><text:span text:style-name="T48">0.0021132</text:span></text:p>
      <text:p text:style-name="P49"><text:span text:style-name="T50">3-1 -1.246324 -5.4448803 <text:s/>2.952233 0.8621712</text:span></text:p>
      <text:p text:style-name="P51"><text:span text:style-name="T52">4-1 <text:s/>3.816176 -1.3518897 <text:s/>8.984243 0.2190899</text:span></text:p>
      <text:p text:style-name="P53"><text:span text:style-name="T54">3-2</text:span><text:span text:style-name="T55"><text:s text:c="2"/>3.984914 <text:s/>0.2310822 <text:s/>7.738745<text:s/></text:span><text:span text:style-name="T56">0.0332465</text:span></text:p>
      <text:p text:style-name="P57"><text:span text:style-name="T58">4-2</text:span><text:span text:style-name="T59"><text:s text:c="2"/>9.047414 <text:s/>4.2336543 13.861173<text:s/></text:span><text:span text:style-name="T60">0.0000312</text:span></text:p>
      <text:p text:style-name="P61"><text:span text:style-name="T62">4-3 <text:s/>5.062500 -0.1569910 10.281991 0.0605568</text:span></text:p>
      <text:p text:style-name="P63">Significant differences between:</text:p>
      <text:list text:style-name="LFO2" text:continue-numbering="true">
        <text:list-item>
          <text:p text:style-name="P64">C2 has fewer misses than C1/C3/C4</text:p>
        </text:list-item>
      </text:list>
      <text:p text:style-name="P65"/>
      <text:p text:style-name="P66"><text:span text:style-name="T67">$nback_miss_2</text:span></text:p>
      <text:p text:style-name="P68"><text:span text:style-name="T69"><text:s text:c="2"/>Tukey multiple comparisons of means</text:span></text:p>
      <text:p text:style-name="P70"><text:span text:style-name="T71"><text:s text:c="4"/>95% family-wise confidence level</text:span></text:p>
      <text:p text:style-name="P72"/>
      <text:p text:style-name="P73"><text:span text:style-name="T74">$`as.factor(cluster)`</text:span></text:p>
      <text:p text:style-name="P75"><text:span text:style-name="T76"><text:s text:c="9"/>diff <text:s text:c="6"/>lwr <text:s text:c="6"/>upr <text:s text:c="4"/>p adj</text:span></text:p>
      <text:p text:style-name="P77"><text:span text:style-name="T78">2-1</text:span><text:span text:style-name="T79"><text:s/>-4.081136 -6.798489 -1.363783<text:s/></text:span><text:span text:style-name="T80">0.0010521</text:span></text:p>
      <text:p text:style-name="P81"><text:span text:style-name="T82">3-1 <text:s/>1.533088 -1.565494 <text:s/>4.631671 0.5636596</text:span></text:p>
      <text:p text:style-name="P83"><text:span text:style-name="T84">4-1 <text:s/>2.720588 -1.093503 <text:s/>6.534680 0.2464985</text:span></text:p>
      <text:p text:style-name="P85"><text:span text:style-name="T86">3-2</text:span><text:span text:style-name="T87"><text:s text:c="2"/>5.614224 <text:s/>2.843854 <text:s/>8.384595<text:s/></text:span><text:span text:style-name="T88">0.0000072</text:span></text:p>
      <text:p text:style-name="P89"><text:span text:style-name="T90">4-2</text:span><text:span text:style-name="T91"><text:s text:c="2"/>6.801724 <text:s/>3.249115 10.354333<text:s/></text:span><text:span text:style-name="T92">0.0000221</text:span></text:p>
      <text:p text:style-name="P93"><text:span text:style-name="T94">4-3 <text:s/>1.187500 -2.664544 <text:s/>5.039544 0.8483325</text:span></text:p>
      <text:p text:style-name="P95">Significant differences between:</text:p>
      <text:list text:style-name="LFO2" text:continue-numbering="true">
        <text:list-item>
          <text:p text:style-name="P96">C2 has significantly fewer misses than C1/C3/C4</text:p>
        </text:list-item>
      </text:list>
      <text:p text:style-name="P97"/>
      <text:p text:style-name="P98"><text:span text:style-name="T99">$tmt_a_time</text:span></text:p>
      <text:p text:style-name="P100"><text:span text:style-name="T101"><text:s text:c="2"/>Tukey multiple comparisons of means</text:span></text:p>
      <text:p text:style-name="P102"><text:span text:style-name="T103"><text:s text:c="4"/>95% family-wise confidence level</text:span></text:p>
      <text:p text:style-name="P104"/>
      <text:p text:style-name="P105"><text:span text:style-name="T106">$`as.factor(cluster)`</text:span></text:p>
      <text:soft-page-break/>
      <text:p text:style-name="P107"><text:span text:style-name="T108"><text:s text:c="8"/>diff <text:s text:c="8"/>lwr <text:s text:c="6"/>upr <text:s text:c="4"/>p adj</text:span></text:p>
      <text:p text:style-name="P109"><text:span text:style-name="T110">2-1</text:span><text:span text:style-name="T111"><text:s/>-6.41931 -11.2270158 -1.611605<text:s/></text:span><text:span text:style-name="T112">0.0042911</text:span></text:p>
      <text:p text:style-name="P113"><text:span text:style-name="T114">3-1 <text:s/>5.01750 <text:s/>-0.4647005 10.499700 0.0846176</text:span></text:p>
      <text:p text:style-name="P115"><text:span text:style-name="T116">4-1</text:span><text:span text:style-name="T117"><text:s/>10.74750 <text:s text:c="2"/>3.9993777 17.495622<text:s/></text:span><text:span text:style-name="T118">0.0004691</text:span></text:p>
      <text:p text:style-name="P119"><text:span text:style-name="T120">3-2</text:span><text:span text:style-name="T121"><text:s/>11.43681 <text:s text:c="2"/>6.5353030 16.338318<text:s/></text:span><text:span text:style-name="T122">0.0000003</text:span></text:p>
      <text:p text:style-name="P123"><text:span text:style-name="T124">4-2</text:span><text:span text:style-name="T125"><text:s/>17.16681 <text:s/>10.8813185 23.452302<text:s/></text:span><text:span text:style-name="T126">0.0000000</text:span></text:p>
      <text:p text:style-name="P127"><text:span text:style-name="T128">4-3 <text:s/>5.73000 <text:s/>-1.0852695 12.545269 0.1295358</text:span></text:p>
      <text:p text:style-name="P129">Significant differences between:</text:p>
      <text:list text:style-name="LFO2" text:continue-numbering="true">
        <text:list-item>
          <text:p text:style-name="P130">C1 has a significantly longer reaction time than C2</text:p>
        </text:list-item>
        <text:list-item>
          <text:p text:style-name="P131">C4 has a significantly longer reaction time than C1</text:p>
        </text:list-item>
        <text:list-item>
          <text:p text:style-name="P132">C3 and C4 have a significantly longer reaction time than C2</text:p>
        </text:list-item>
      </text:list>
      <text:p text:style-name="P133"><text:span text:style-name="T134">C2 perfoming better(best) (shorter time) and C4 performing worse (longer tim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8T17:37:00Z</dc:date>
    <meta:template xlink:href="Normal.dotm" xlink:type="simple"/>
    <meta:editing-cycles>3</meta:editing-cycles>
    <meta:editing-duration>PT0S</meta:editing-duration>
    <meta:user-defined meta:name="GrammarlyDocumentId">7a64cbdb-7780-4642-82ea-41af99f16bae</meta:user-defined>
    <meta:document-statistic meta:page-count="2" meta:paragraph-count="72" meta:word-count="305" meta:character-count="2241" meta:row-count="74" meta:non-whitespace-character-count="2008"/>
  </office:meta>
</office:document-meta>
</file>